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051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305cm" fo:margin-bottom="0cm"/>
    </style:style>
    <style:style style:name="P8" style:family="paragraph">
      <style:paragraph-properties fo:margin-top="0.305cm" fo:margin-bottom="0cm" style:writing-mode="lr-tb"/>
      <style:text-properties style:font-name="Liberation Mono1" fo:font-size="12pt" style:font-size-asian="12pt" style:font-size-complex="12pt"/>
    </style:style>
    <style:style style:name="P9" style:family="paragraph">
      <loext:graphic-properties draw:fill="none"/>
      <style:paragraph-properties fo:margin-top="0.305cm" fo:margin-bottom="0cm" style:writing-mode="lr-tb"/>
      <style:text-properties fo:font-size="12pt" style:font-size-asian="12pt" style:font-size-complex="12pt"/>
    </style:style>
    <style:style style:name="P10" style:family="paragraph">
      <style:paragraph-properties fo:margin-top="0.305cm" fo:margin-bottom="0cm" style:writing-mode="lr-tb"/>
      <style:text-properties style:use-window-font-color="true" loext:opacity="0%" style:font-name="Liberation Mono1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2a6099" loext:opacity="100%" style:font-name="Liberation Mono1" fo:font-size="12pt" style:font-size-asian="12pt" style:font-size-complex="12pt"/>
    </style:style>
    <style:style style:name="T3" style:family="text">
      <style:text-properties style:font-name="Liberation Mono1" fo:font-size="12pt" style:font-size-asian="12pt" style:font-size-complex="12pt"/>
    </style:style>
    <style:style style:name="T4" style:family="text">
      <style:text-properties style:use-window-font-color="true" loext:opacity="0%" style:font-name="Liberation Mono1" fo:font-size="12pt" style:font-size-asian="12pt" style:font-size-complex="12pt"/>
    </style:style>
    <style:style style:name="T5" style:family="text">
      <style:text-properties fo:color="#808080" loext:opacity="100%" style:font-name="Liberation Mono1" fo:font-size="12pt" style:font-size-asian="12pt" style:font-size-complex="12pt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808080" loext:opacity="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473cm" svg:x="1.4cm" svg:y="5.839cm" presentation:class="title" presentation:user-transformed="true">
          <draw:text-box>
            <text:p>Классы</text:p>
          </draw:text-box>
        </draw:frame>
        <draw:frame presentation:style-name="pr2" draw:text-style-name="P1" draw:layer="layout" svg:width="25.199cm" svg:height="3.294cm" svg:x="1.4cm" svg:y="9.525cm" presentation:class="outline" presentation:user-transformed="true">
          <draw:text-box>
            <text:p text:style-name="P2">Лекция 3-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4" draw:layer="layout" svg:width="25.199cm" svg:height="3.151cm" svg:x="1.4cm" svg:y="0.367cm" presentation:class="title" presentation:user-transformed="true">
          <draw:text-box>
            <text:p text:style-name="P4"><text:span text:style-name="T1">Понятие объектно-ориентированного программирования</text:span>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Объе́ктно-ориенти́рованное программи́рование (сокр. ООП) — методология программирования, основанная на представлении программы в виде совокупности взаимодействующих объектов, каждый из которых является экземпляром определённого класса, а классы образуют иерархию наследования.</text:p>
              </text:list-item>
              <text:list-item>
                <text:p>Идеологически, ООП — подход к программированию как к моделированию информационных объектов, решающий на новом уровне основную задачу структурного программирования: структурирование информации с точки зрения управляемости, что существенно улучшает управляемость самим процессом моделирования и программирования, что особенно важно для крупных проектов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Определение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Класс <text:s/>— в объектно-ориентированном программировании, модель для создания объектов определённого типа, описывающая их структуру (набор полей и их начальное состояние) и определяющая алгоритмы (функции или методы) для работы с этими объектами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Класс и объект (экземпляр)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Каждый объект является «экземпляром» некоторого конкретного класса. То есть «экземпляр класса» в данном случае означает не «пример некоторого класса» или «отдельно взятый класс», а «объект, типом которого является какой-то класс»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Поля / Свойства (Переменные)</text:p>
          </draw:text-box>
        </draw:frame>
        <draw:frame presentation:style-name="pr2" draw:text-style-name="P1" draw:layer="layout" svg:width="11.3cm" svg:height="10.92cm" svg:x="1.4cm" svg:y="3.685cm" presentation:class="outline" presentation:user-transformed="true">
          <draw:text-box>
            <text:list text:style-name="L2">
              <text:list-item>
                <text:p>Поля — переменные, принадлежащие экземплярам класса (находящиеся в области видимости конкретного объекта), которые создаются для каждого объекта этого класса.</text:p>
              </text:list-item>
            </text:list>
          </draw:text-box>
        </draw:frame>
        <draw:frame presentation:style-name="pr2" draw:text-style-name="P8" draw:layer="layout" svg:width="11.935cm" svg:height="10.795cm" svg:x="14.605cm" svg:y="3.811cm" presentation:class="outline" presentation:user-transformed="true">
          <draw:text-box>
            <text:p text:style-name="P7"><text:span text:style-name="T2">class</text:span><text:span text:style-name="T3"> Car {</text:span></text:p>
            <text:p text:style-name="P7"><text:span text:style-name="T2"><text:s text:c="4"/></text:span><text:span text:style-name="T2">float </text:span><text:span text:style-name="T4">rate;</text:span><text:span text:style-name="T2"> </text:span><text:span text:style-name="T5">// расход л/км</text:span></text:p>
            <text:p text:style-name="P7"><text:span text:style-name="T3"><text:s text:c="4"/></text:span><text:span text:style-name="T2">float</text:span><text:span text:style-name="T3"> fuel; </text:span><text:span text:style-name="T5">// топливо в баке</text:span></text:p>
            <text:p text:style-name="P7"><text:span text:style-name="T3"><text:s text:c="4"/></text:span><text:span text:style-name="T2">int</text:span><text:span text:style-name="T3"> mileage; </text:span><text:span text:style-name="T5">// пробег</text:span></text:p>
            <text:p text:style-name="P7"><text:span text:style-name="T3">}</text:span></text:p>
            <text:p text:style-name="P7"><text:span text:style-name="T3"/></text:p>
            <text:p text:style-name="P7"><text:span text:style-name="T3">Car kia();</text:span></text:p>
            <text:p text:style-name="P7"><text:span text:style-name="T3">kia.rate = 8.5; </text:span><text:span text:style-name="T5">// присвоение полю</text:span></text:p>
            <text:p text:style-name="P7"><text:span text:style-name="T3">Car lada();</text:span></text:p>
            <text:p text:style-name="P7"><text:span text:style-name="T3">lada.rate = 9.2;</text:span></text:p>
            <text:p text:style-name="P7"><text:span text:style-name="T3">print(kia.rate); </text:span><text:span text:style-name="T5">// доступ к полю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Методы (Функции)</text:p>
          </draw:text-box>
        </draw:frame>
        <draw:frame presentation:style-name="pr2" draw:text-style-name="P1" draw:layer="layout" svg:width="12.57cm" svg:height="10.92cm" svg:x="1.4cm" svg:y="3.685cm" presentation:class="outline" presentation:user-transformed="true">
          <draw:text-box>
            <text:list text:style-name="L2">
              <text:list-item>
                <text:p text:style-name="P1">При использовании классов весь исполняемый код программы (алгоритмы) оформляется в виде <text:s/>«методов», «функций» или «процедур», что соответствует обычному структурному программированию, однако теперь они принадлежат конкретному классу.</text:p>
              </text:list-item>
              <text:list-item>
                <text:p text:style-name="P1">Метод (функция), принадлежащий классу, должен быть вызван только для конкретного объекта (а не сам по себе) и имеет доступ ко всем полям/свойствам и методам этого объекта.</text:p>
              </text:list-item>
            </text:list>
          </draw:text-box>
        </draw:frame>
        <draw:frame presentation:style-name="pr2" draw:text-style-name="P8" draw:layer="layout" svg:width="11.935cm" svg:height="11.428cm" svg:x="14.599cm" svg:y="3.812cm" presentation:class="outline" presentation:user-transformed="true">
          <draw:text-box>
            <text:p text:style-name="P7"><text:span text:style-name="T2">class</text:span><text:span text:style-name="T3"> Car {</text:span></text:p>
            <text:p text:style-name="P7"><text:span text:style-name="T6"><text:s text:c="4"/></text:span><text:span text:style-name="T6">int</text:span><text:span text:style-name="T7"> mileage = 0;</text:span></text:p>
            <text:p text:style-name="P7"><text:span text:style-name="T6"><text:s text:c="4"/></text:span><text:span text:style-name="T6">void </text:span><text:span text:style-name="T7">drive() {</text:span><text:span text:style-name="T4"> </text:span><text:span text:style-name="T5">// ехать</text:span></text:p>
            <text:p text:style-name="P7"><text:span text:style-name="T4"><text:s text:c="8"/></text:span><text:span text:style-name="T4">mileage += dist;</text:span></text:p>
            <text:p text:style-name="P7"><text:span text:style-name="T3"><text:s text:c="4"/></text:span><text:span text:style-name="T3">}</text:span></text:p>
            <text:p text:style-name="P7"><text:span text:style-name="T3">}</text:span></text:p>
            <text:p text:style-name="P7"><text:span text:style-name="T3"/></text:p>
            <text:p text:style-name="P7"><text:span text:style-name="T3">Car kia();</text:span></text:p>
            <text:p text:style-name="P7"><text:span text:style-name="T3">kia.mileage = 0; </text:span><text:span text:style-name="T5">// новая</text:span></text:p>
            <text:p text:style-name="P7"><text:span text:style-name="T3">Car lada();</text:span></text:p>
            <text:p text:style-name="P7"><text:span text:style-name="T3">lada.mileage = 80000;</text:span></text:p>
            <text:p text:style-name="P7"><text:span text:style-name="T3">print(kia.mileage); </text:span><text:span text:style-name="T5">// -&gt; 0</text:span></text:p>
            <text:p text:style-name="P7"><text:span text:style-name="T4">kia.drive(150);</text:span></text:p>
            <text:p text:style-name="P7"><text:span text:style-name="T4">print(kia.mileage); </text:span><text:span text:style-name="T5">// -&gt; 150</text:span></text:p>
            <text:p text:style-name="P7"><text:span text:style-name="T4">print(lada.mileage); </text:span><text:span text:style-name="T5">// -&gt; 80000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Области доступа</text:p>
          </draw:text-box>
        </draw:frame>
        <draw:frame presentation:style-name="pr2" draw:text-style-name="P1" draw:layer="layout" svg:width="11.935cm" svg:height="11.555cm" svg:x="1.4cm" svg:y="3.685cm" presentation:class="outline" presentation:user-transformed="true">
          <draw:text-box>
            <text:list text:style-name="L2">
              <text:list-item>
                <text:p><text:span text:style-name="T8">private</text:span> (закрытый, внутренний член класса) — обращения к члену допускаются только из методов того класса, в котором этот член определён. Любые наследники класса уже не смогут получить доступ к этому члену.</text:p>
              </text:list-item>
              <text:list-item>
                <text:p><text:span text:style-name="T8">protected</text:span> (защищённый, внутренний член иерархии классов) — обращения к члену допускаются из методов того класса, в котором этот член определён, а также из любых методов его классов-наследников.</text:p>
              </text:list-item>
              <text:list-item>
                <text:p><text:span text:style-name="T8">public</text:span> (открытый член класса) — обращения к члену допускаются из любой части кода.</text:p>
              </text:list-item>
              <text:list-item>
                <text:p>Назначение областей доступа – предотвратить рассогласование значений переменных внутри объекта, запретив прямой доступ к ним.</text:p>
              </text:list-item>
            </text:list>
          </draw:text-box>
        </draw:frame>
        <draw:frame presentation:style-name="pr2" draw:text-style-name="P8" draw:layer="layout" svg:width="11.935cm" svg:height="11.428cm" svg:x="14.593cm" svg:y="3.812cm" presentation:class="outline" presentation:user-transformed="true">
          <draw:text-box>
            <text:p text:style-name="P7"><text:span text:style-name="T2">class</text:span><text:span text:style-name="T3"> Car {</text:span></text:p>
            <text:p text:style-name="P7"><text:span text:style-name="T6">private:</text:span></text:p>
            <text:p text:style-name="P7"><text:span text:style-name="T6"><text:s text:c="4"/></text:span><text:span text:style-name="T6">float</text:span><text:span text:style-name="T7"> fuel = 0;</text:span></text:p>
            <text:p text:style-name="P7"><text:span text:style-name="T6">public:</text:span></text:p>
            <text:p text:style-name="P7"><text:span text:style-name="T6"><text:s text:c="4"/></text:span><text:span text:style-name="T6">float</text:span><text:span text:style-name="T7"> fuel_level() {</text:span></text:p>
            <text:p text:style-name="P7"><text:span text:style-name="T6"><text:s text:c="8"/></text:span><text:span text:style-name="T6">return</text:span><text:span text:style-name="T7"> fuel;</text:span></text:p>
            <text:p text:style-name="P7"><text:span text:style-name="T7"><text:s text:c="4"/></text:span><text:span text:style-name="T7">}</text:span></text:p>
            <text:p text:style-name="P7"><text:span text:style-name="T6"><text:s text:c="4"/></text:span><text:span text:style-name="T6">void</text:span><text:span text:style-name="T7"> refuel(</text:span><text:span text:style-name="T6">float</text:span><text:span text:style-name="T7"> value) {</text:span></text:p>
            <text:p text:style-name="P7"><text:span text:style-name="T7"><text:s text:c="8"/></text:span><text:span text:style-name="T7">fuel += value;</text:span></text:p>
            <text:p text:style-name="P7"><text:span text:style-name="T7"><text:s text:c="4"/></text:span><text:span text:style-name="T7">}</text:span></text:p>
            <text:p text:style-name="P7"><text:span text:style-name="T3">}</text:span></text:p>
            <text:p text:style-name="P7"><text:span text:style-name="T3"/></text:p>
            <text:p text:style-name="P7"><text:span text:style-name="T3">Car kia();</text:span></text:p>
            <text:p text:style-name="P7"><text:span text:style-name="T3">print(kia.fuel); </text:span><text:span text:style-name="T5">// ошибка: недоступно</text:span></text:p>
            <text:p text:style-name="P7"><text:span text:style-name="T3">print(kia.fuel_level());</text:span><text:span text:style-name="T5"> // kia.fuel = 0</text:span></text:p>
            <text:p text:style-name="P7"><text:span text:style-name="T3">Kia.refuel(30);</text:span></text:p>
            <text:p text:style-name="P7"><text:span text:style-name="T3">print(kia.fuel_level());</text:span><text:span text:style-name="T5"> // kia.fuel += 30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Конструктор</text:p>
          </draw:text-box>
        </draw:frame>
        <draw:frame presentation:style-name="pr2" draw:text-style-name="P1" draw:layer="layout" svg:width="12.57cm" svg:height="10.92cm" svg:x="1.4cm" svg:y="3.685cm" presentation:class="outline" presentation:user-transformed="true">
          <draw:text-box>
            <text:list text:style-name="L2">
              <text:list-item>
                <text:p>Проблема поддержания правильного состояния переменных актуальна и для самого первого момента выставления начальных значений. Для этого в классах предусмотрены специальные методы/функции, называемые конструкторами. Ни один объект (экземпляр класса) не может быть создан иначе, как путём вызова на исполнение кода конструктора, который вернет вызывающей стороне созданный и правильно заполненный экземпляр класса.</text:p>
              </text:list-item>
            </text:list>
          </draw:text-box>
        </draw:frame>
        <draw:frame presentation:style-name="pr2" draw:text-style-name="P8" draw:layer="layout" svg:width="11.935cm" svg:height="11.428cm" svg:x="14.605cm" svg:y="3.177cm" presentation:class="outline" presentation:user-transformed="true">
          <draw:text-box>
            <text:p text:style-name="P7"><text:span text:style-name="T2">class</text:span><text:span text:style-name="T3"> Car {</text:span></text:p>
            <text:p text:style-name="P7"><text:span text:style-name="T7"><text:s text:c="4"/></text:span><text:span text:style-name="T7">...</text:span></text:p>
            <text:p text:style-name="P7"><text:span text:style-name="T6"><text:s text:c="4"/></text:span><text:span text:style-name="T7">Car(</text:span><text:span text:style-name="T6">float</text:span><text:span text:style-name="T7"> i_rate, </text:span><text:span text:style-name="T6">int</text:span><text:span text:style-name="T7"> i_mileage = 0,</text:span></text:p>
            <text:p text:style-name="P7"><text:span text:style-name="T7"><text:s text:c="12"/></text:span><text:span text:style-name="T6">int</text:span><text:span text:style-name="T7"> i_fuel = 0) {</text:span></text:p>
            <text:p text:style-name="P7"><text:span text:style-name="T7"><text:s text:c="8"/></text:span><text:span text:style-name="T7">rate = i_rate;</text:span></text:p>
            <text:p text:style-name="P7"><text:span text:style-name="T7"><text:s text:c="8"/></text:span><text:span text:style-name="T7">mileage = i_mileage;</text:span></text:p>
            <text:p text:style-name="P7"><text:span text:style-name="T7"><text:s text:c="8"/></text:span><text:span text:style-name="T7">fuel = 0;</text:span></text:p>
            <text:p text:style-name="P7"><text:span text:style-name="T7"><text:s text:c="8"/></text:span><text:span text:style-name="T7">refuel(i_fuel);</text:span></text:p>
            <text:p text:style-name="P7"><text:span text:style-name="T7"><text:s text:c="4"/></text:span><text:span text:style-name="T7">}</text:span></text:p>
            <text:p text:style-name="P7"><text:span text:style-name="T3">}</text:span></text:p>
            <text:p text:style-name="P7"><text:span text:style-name="T3"/></text:p>
            <text:p text:style-name="P7"><text:span text:style-name="T3">Car kia(8.5);</text:span></text:p>
            <text:p text:style-name="P7"><text:span text:style-name="T3">Car lada(8.5, 80000);</text:span></text:p>
            <text:p text:style-name="P7"><text:span text:style-name="T3">Car nissan(8.5, 2000, 45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Наследование</text:p>
          </draw:text-box>
        </draw:frame>
        <draw:frame presentation:style-name="pr2" draw:layer="layout" svg:width="11.935cm" svg:height="10.92cm" svg:x="1.4cm" svg:y="3.685cm" presentation:class="outline" presentation:user-transformed="true">
          <draw:text-box>
            <text:list text:style-name="L2">
              <text:list-item>
                <text:p>Наследование (англ. inheritance) — концепция объектно-ориентированного программирования, согласно которой тип данных может наследовать данные и функциональность некоторого существующего типа, способствуя повторному использованию компонентов программного обеспечения. </text:p>
              </text:list-item>
            </text:list>
            <text:p><text:span text:style-name="T9">Диаграмма классов: </text:span><text:span text:style-name="T9">грузовой/пассажирский </text:span><text:span text:style-name="T9">автомобиль/вагон</text:span></text:p>
          </draw:text-box>
        </draw:frame>
        <draw:frame presentation:style-name="pr2" draw:text-style-name="P8" draw:layer="layout" svg:width="11.935cm" svg:height="11.428cm" svg:x="14.606cm" svg:y="3.177cm" presentation:class="outline" presentation:user-transformed="true">
          <draw:text-box>
            <text:p text:style-name="P7"><text:span text:style-name="T2">class</text:span><text:span text:style-name="T3"> Car {</text:span></text:p>
            <text:p text:style-name="P7"><text:span text:style-name="T7"><text:s text:c="4"/></text:span><text:span text:style-name="T7">...</text:span></text:p>
            <text:p text:style-name="P7"><text:span text:style-name="T3">}</text:span></text:p>
            <text:p text:style-name="P7"><text:span text:style-name="T2">class</text:span><text:span text:style-name="T3"> Nissan: </text:span><text:span text:style-name="T2">public</text:span><text:span text:style-name="T3"> Car {</text:span></text:p>
            <text:p text:style-name="P7"><text:span text:style-name="T2">public</text:span><text:span text:style-name="T3">:</text:span></text:p>
            <text:p text:style-name="P7"><text:span text:style-name="T3"><text:s text:c="4"/></text:span><text:span text:style-name="T2">void</text:span><text:span text:style-name="T3"> beep() {</text:span></text:p>
            <text:p text:style-name="P7"><text:span text:style-name="T3"><text:s text:c="8"/></text:span><text:span text:style-name="T3">...</text:span></text:p>
            <text:p text:style-name="P7"><text:span text:style-name="T3"><text:s text:c="4"/></text:span><text:span text:style-name="T3">}</text:span></text:p>
            <text:p text:style-name="P7"><text:span text:style-name="T3">}</text:span></text:p>
            <text:p text:style-name="P7"><text:span text:style-name="T3"/></text:p>
            <text:p text:style-name="P7"><text:span text:style-name="T3">Car kia();</text:span></text:p>
            <text:p text:style-name="P7"><text:span text:style-name="T3">kia.drive(150);</text:span></text:p>
            <text:p text:style-name="P7"><text:span text:style-name="T3">kia.beep();</text:span><text:span text:style-name="T5"> // ошибка: нет метода</text:span></text:p>
            <text:p text:style-name="P7"><text:span text:style-name="T3">Nissan qashqai();</text:span></text:p>
            <text:p text:style-name="P7"><text:span text:style-name="T3">Qashqai.drive(1);</text:span><text:span text:style-name="T5"> // в пробке</text:span></text:p>
            <text:p text:style-name="P7"><text:span text:style-name="T3">Qashqai.beep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11.3cm" svg:height="3.473cm" svg:x="1.4cm" svg:y="0cm" presentation:class="title" presentation:user-transformed="true">
          <draw:text-box>
            <text:p>Класс “Автомобиль”</text:p>
          </draw:text-box>
        </draw:frame>
        <draw:frame presentation:style-name="pr2" draw:text-style-name="P8" draw:layer="layout" svg:width="11.935cm" svg:height="10.795cm" svg:x="0.765cm" svg:y="3.81cm" presentation:class="outline" presentation:user-transformed="true">
          <draw:text-box>
            <text:p text:style-name="P7"><text:span text:style-name="T2">class</text:span><text:span text:style-name="T3"> Car {</text:span></text:p>
            <text:p text:style-name="P7"><text:span text:style-name="T2">private</text:span><text:span text:style-name="T3">:</text:span></text:p>
            <text:p text:style-name="P7"><text:span text:style-name="T3"><text:s text:c="4"/></text:span><text:span text:style-name="T2">int</text:span><text:span text:style-name="T3"> left_dist() { </text:span><text:span text:style-name="T5">// оставшееся расстояние</text:span></text:p>
            <text:p text:style-name="P7"><text:span text:style-name="T3"><text:s text:c="8"/></text:span><text:span text:style-name="T2">return</text:span><text:span text:style-name="T3"> (</text:span><text:span text:style-name="T2">int</text:span><text:span text:style-name="T3">) fuel / rate;</text:span></text:p>
            <text:p text:style-name="P7"><text:span text:style-name="T2"><text:s text:c="4"/></text:span><text:span text:style-name="T2">float </text:span><text:span text:style-name="T4">rate;</text:span><text:span text:style-name="T2"> </text:span><text:span text:style-name="T5">// расход л/км</text:span></text:p>
            <text:p text:style-name="P7"><text:span text:style-name="T2">public</text:span><text:span text:style-name="T3">:</text:span></text:p>
            <text:p text:style-name="P7"><text:span text:style-name="T3"><text:s text:c="4"/></text:span><text:span text:style-name="T2">float</text:span><text:span text:style-name="T3"> fuel; </text:span><text:span text:style-name="T5">// топливо в баке</text:span></text:p>
            <text:p text:style-name="P7"><text:span text:style-name="T3"><text:s text:c="4"/></text:span><text:span text:style-name="T2">int</text:span><text:span text:style-name="T3"> mileage; </text:span><text:span text:style-name="T5">// пробег</text:span></text:p>
            <text:p text:style-name="P7"><text:span text:style-name="T2"><text:s text:c="4"/></text:span><text:span text:style-name="T2">void</text:span><text:span text:style-name="T3"> refuel(</text:span><text:span text:style-name="T2">float</text:span><text:span text:style-name="T3"> value) { </text:span><text:span text:style-name="T5">// заправить</text:span></text:p>
            <text:p text:style-name="P7"><text:span text:style-name="T3"><text:s text:c="8"/></text:span><text:span text:style-name="T3">fuel += value;</text:span></text:p>
            <text:p text:style-name="P7"><text:span text:style-name="T3"><text:s text:c="4"/></text:span><text:span text:style-name="T3">}</text:span></text:p>
            <text:p text:style-name="P7"><text:span text:style-name="T2"><text:s text:c="4"/></text:span><text:span text:style-name="T2">float</text:span><text:span text:style-name="T3"> get_rate() {</text:span></text:p>
            <text:p text:style-name="P7"><text:span text:style-name="T3"><text:s text:c="8"/></text:span><text:span text:style-name="T2">return</text:span><text:span text:style-name="T3"> rate * 100;</text:span></text:p>
            <text:p text:style-name="P7"><text:span text:style-name="T3"><text:s text:c="4"/></text:span><text:span text:style-name="T3">}</text:span></text:p>
            <text:p text:style-name="P7"><text:span text:style-name="T3"/></text:p>
          </draw:text-box>
        </draw:frame>
        <draw:frame draw:style-name="gr2" draw:text-style-name="P9" draw:layer="layout" svg:width="15.3cm" svg:height="15.301cm" svg:x="12.7cm" svg:y="0.635cm">
          <draw:text-box>
            <text:p text:style-name="P7"><text:span text:style-name="T2"><text:s text:c="4"/></text:span><text:span text:style-name="T2">int</text:span><text:span text:style-name="T3"> drive(</text:span><text:span text:style-name="T2">int</text:span><text:span text:style-name="T3"> distance) { </text:span><text:span text:style-name="T5">// ехать</text:span></text:p>
            <text:p text:style-name="P7"><text:span text:style-name="T3"><text:s text:c="8"/></text:span><text:span text:style-name="T2">int</text:span><text:span text:style-name="T3"> left = left_dist();</text:span></text:p>
            <text:p text:style-name="P7"><text:span text:style-name="T3"><text:s text:c="8"/></text:span><text:span text:style-name="T2">int</text:span><text:span text:style-name="T3"> dist; </text:span><text:span text:style-name="T5">// сможем проехать</text:span></text:p>
            <text:p text:style-name="P7"><text:span text:style-name="T3"><text:s text:c="8"/></text:span><text:span text:style-name="T2">if </text:span><text:span text:style-name="T3">distance &lt; left {</text:span></text:p>
            <text:p text:style-name="P7"><text:span text:style-name="T3"><text:s text:c="12"/></text:span><text:span text:style-name="T3">dist = distance;</text:span></text:p>
            <text:p text:style-name="P7"><text:span text:style-name="T3"><text:s text:c="8"/></text:span><text:span text:style-name="T3">}</text:span></text:p>
            <text:p text:style-name="P7"><text:span text:style-name="T3"><text:s text:c="8"/></text:span><text:span text:style-name="T2">else</text:span><text:span text:style-name="T3"> {</text:span></text:p>
            <text:p text:style-name="P7"><text:span text:style-name="T3"><text:s text:c="12"/></text:span><text:span text:style-name="T3">dist = left;</text:span></text:p>
            <text:p text:style-name="P7"><text:span text:style-name="T3"><text:s text:c="8"/></text:span><text:span text:style-name="T3">}</text:span></text:p>
            <text:p text:style-name="P7"><text:span text:style-name="T3"><text:s text:c="8"/></text:span><text:span text:style-name="T3">fuel -= dist * rate;</text:span></text:p>
            <text:p text:style-name="P7"><text:span text:style-name="T3"><text:s text:c="8"/></text:span><text:span text:style-name="T3">mileage += dist;</text:span></text:p>
            <text:p text:style-name="P7"><text:span text:style-name="T3"><text:s text:c="8"/></text:span><text:span text:style-name="T2">return</text:span><text:span text:style-name="T3"> dist;</text:span></text:p>
            <text:p text:style-name="P7"><text:span text:style-name="T3"><text:s text:c="4"/></text:span><text:span text:style-name="T3">}</text:span></text:p>
            <text:p text:style-name="P7"><text:span text:style-name="T10"><text:s text:c="4"/></text:span><text:span text:style-name="T10">Car(</text:span><text:span text:style-name="T11">float</text:span><text:span text:style-name="T10"> rate100, </text:span><text:span text:style-name="T2">int</text:span><text:span text:style-name="T3"> i_mileage = 0) { </text:span><text:span text:style-name="T5">// конструктор</text:span></text:p>
            <text:p text:style-name="P7"><text:span text:style-name="T3"><text:s text:c="8"/></text:span><text:span text:style-name="T3">rate = rate100 / 100;</text:span></text:p>
            <text:p text:style-name="P7"><text:span text:style-name="T3"><text:s text:c="8"/></text:span><text:span text:style-name="T3">mileage = i_mileage;</text:span></text:p>
            <text:p text:style-name="P7"><text:span text:style-name="T3"><text:s text:c="8"/></text:span><text:span text:style-name="T3">fuel = 0;</text:span></text:p>
            <text:p text:style-name="P7"><text:span text:style-name="T3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1" draw:layer="layout" svg:width="25.199cm" svg:height="2.629cm" svg:x="1.4cm" svg:y="0cm" presentation:class="title" presentation:user-transformed="true">
          <draw:text-box>
            <text:p>Использование класса</text:p>
          </draw:text-box>
        </draw:frame>
        <draw:frame presentation:style-name="pr2" draw:text-style-name="P10" draw:layer="layout" svg:width="11.935cm" svg:height="11.983cm" svg:x="1.4cm" svg:y="3.257cm" presentation:class="outline" presentation:user-transformed="true">
          <draw:text-box>
            <text:p text:style-name="P7"><text:span text:style-name="T4">Car kia(8.0, 1500); </text:span><text:span text:style-name="T5">// почти новая</text:span></text:p>
            <text:p text:style-name="P7"><text:span text:style-name="T4">Car lada(9, 80000); </text:span><text:span text:style-name="T5">// не новая</text:span></text:p>
            <text:p text:style-name="P7"><text:span text:style-name="T4">Car nissan(8.3); </text:span><text:span text:style-name="T5">// новая</text:span></text:p>
            <text:p text:style-name="P7"><text:span text:style-name="T4"/></text:p>
            <text:p text:style-name="P7"><text:span text:style-name="T4">print(kia.get_rate()); </text:span><text:span text:style-name="T5">// узнать расход</text:span></text:p>
            <text:p text:style-name="P7"><text:span text:style-name="T4">print(kia.mileage); </text:span><text:span text:style-name="T5">// узнать пробег</text:span></text:p>
            <text:p text:style-name="P7"><text:span text:style-name="T2">if</text:span><text:span text:style-name="T4">(kia.mileage &gt; 20000) {</text:span></text:p>
            <text:p text:style-name="P7"><text:span text:style-name="T4"><text:s text:c="4"/></text:span><text:span text:style-name="T4">print(“Пора на ТО”);</text:span></text:p>
            <text:p text:style-name="P7"><text:span text:style-name="T4">}</text:span></text:p>
            <text:p text:style-name="P7"><text:span text:style-name="T4"/></text:p>
          </draw:text-box>
        </draw:frame>
        <draw:frame presentation:style-name="pr2" draw:text-style-name="P10" draw:layer="layout" svg:width="11.935cm" svg:height="11.983cm" svg:x="14.1cm" svg:y="3.258cm" presentation:class="outline" presentation:user-transformed="true">
          <draw:text-box>
            <text:p text:style-name="P7"><text:span text:style-name="T2">int</text:span><text:span text:style-name="T4"> dist = 1000;</text:span></text:p>
            <text:p text:style-name="P7"><text:span text:style-name="T2">int</text:span><text:span text:style-name="T4"> done = 0;</text:span></text:p>
            <text:p text:style-name="P7"><text:span text:style-name="T4">kia.refuel(60);</text:span></text:p>
            <text:p text:style-name="P7"><text:span text:style-name="T2">while</text:span><text:span text:style-name="T4">(done &lt; dist) {</text:span></text:p>
            <text:p text:style-name="P7"><text:span text:style-name="T4"><text:s text:c="4"/></text:span><text:span text:style-name="T4">done += kia.drive(dist - done);</text:span></text:p>
            <text:p text:style-name="P7"><text:span text:style-name="T4"><text:s text:c="4"/></text:span><text:span text:style-name="T4">print(kia.fuel);</text:span></text:p>
            <text:p text:style-name="P7"><text:span text:style-name="T4"><text:s text:c="4"/></text:span><text:span text:style-name="T4">kia.refuel(30);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9:05.247159799</meta:creation-date>
    <meta:generator>LibreOffice/7.3.7.2$Linux_X86_64 LibreOffice_project/30$Build-2</meta:generator>
    <dc:date>2023-03-22T14:03:40.812335530</dc:date>
    <meta:editing-duration>PT1H44M35S</meta:editing-duration>
    <meta:editing-cycles>30</meta:editing-cycles>
    <meta:document-statistic meta:object-count="83"/>
  </office:meta>
</office:document-meta>
</file>